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eb1fe" officeooo:paragraph-rsid="001eb1fe" style:font-size-asian="18pt" style:font-size-complex="18pt"/>
    </style:style>
    <style:style style:name="P2" style:family="paragraph" style:parent-style-name="Standard">
      <style:text-properties officeooo:paragraph-rsid="001eb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Does ANSI recognize the data type DATE?</text:p>
      <text:p text:style-name="Standard"/>
      <text:p text:style-name="Standard">Answer: <text:s/>No</text:p>
      <text:p text:style-name="Standard"><text:s text:c="4"/></text:p>
      <text:p text:style-name="Standard"><text:s text:c="4"/></text:p>
      <text:p text:style-name="Standard">2)Which subdivision of SQL is used to insert values in tables? </text:p>
      <text:p text:style-name="P2"><text:s/></text:p>
      <text:p text:style-name="P2">Answer:</text:p>
      <text:p text:style-name="P2"><text:tab/><text:tab/>In SQL, the INSERT statement is used to insert values into tables. </text:p>
      <text:p text:style-name="Standard"><text:s text:c="2"/><text:tab/> <text:s/>It is part of the Data Manipulation Language (DML) subdivision of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eb1fe" officeooo:paragraph-rsid="001eb1fe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2:10.448529549</meta:creation-date>
    <dc:date>2023-09-11T21:23:32.033673459</dc:date>
    <meta:editing-duration>PT1M22S</meta:editing-duration>
    <meta:editing-cycles>1</meta:editing-cycles>
    <meta:document-statistic meta:table-count="0" meta:image-count="0" meta:object-count="0" meta:page-count="1" meta:paragraph-count="10" meta:word-count="48" meta:character-count="288" meta:non-whitespace-character-count="228"/>
    <meta:generator>LibreOffice/7.5.2.2$Linux_X86_64 LibreOffice_project/50$Build-2</meta:generator>
  </office:meta>
</office:document-meta>
</file>